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3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4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5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6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7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officeooo:rsid="00161875" officeooo:paragraph-rsid="00161875" style:font-size-asian="10.5pt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officeooo:rsid="0011e0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ndrea Marcato</text:p>
      <text:p text:style-name="P1">Struttura Codice</text:p>
      <text:list xml:id="list3062232788" text:style-name="L1">
        <text:list-item>
          <text:p text:style-name="P2">package</text:p>
        </text:list-item>
        <text:list-item>
          <text:p text:style-name="P2">imports</text:p>
        </text:list-item>
        <text:list-item>
          <text:p text:style-name="P2">classpath</text:p>
        </text:list-item>
      </text:list>
      <text:p text:style-name="P1">Ereditarietà</text:p>
      <text:p text:style-name="P1"><text:span text:style-name="T3">Classi, oggeti, i</text:span>nterfacce e classi astratte</text:p>
      <text:p text:style-name="P1">Visibilità</text:p>
      <text:p text:style-name="P1">Linguaggi<text:span text:style-name="T3">o</text:span></text:p>
      <text:list xml:id="list3006073440" text:style-name="L2">
        <text:list-item>
          <text:p text:style-name="P3">La Sintassi</text:p>
        </text:list-item>
        <text:list-item>
          <text:p text:style-name="P3">Controlli di Flusso</text:p>
        </text:list-item>
        <text:list-item>
          <text:p text:style-name="P3">Array</text:p>
        </text:list-item>
        <text:list-item>
          <text:p text:style-name="P3">Enum</text:p>
        </text:list-item>
        <text:list-item>
          <text:p text:style-name="P3">Annotations</text:p>
        </text:list-item>
      </text:list>
      <text:p text:style-name="P1">La libreria Math</text:p>
      <text:p text:style-name="P1">La classe Object</text:p>
      <text:p text:style-name="P1">Stringhe</text:p>
      <text:p text:style-name="P1">Date</text:p>
      <text:p text:style-name="P1">Collections</text:p>
      <text:p text:style-name="P1">Iterator</text:p>
      <text:p text:style-name="P1">Foreach</text:p>
      <text:p text:style-name="P1">Generics</text:p>
      <text:p text:style-name="P1">Map</text:p>
      <text:p text:style-name="P1">Le Eccezioni</text:p>
      <text:list xml:id="list1224179988" text:style-name="L3">
        <text:list-item>
          <text:p text:style-name="P4">La gestione degli errori</text:p>
        </text:list-item>
        <text:list-item>
          <text:p text:style-name="P4">Checked e unchecked</text:p>
        </text:list-item>
        <text:list-item>
          <text:p text:style-name="P4">Eccezioni ed ereditarietà</text:p>
        </text:list-item>
      </text:list>
      <text:p text:style-name="P1">JavaDoc</text:p>
      <text:list xml:id="list1496447934" text:style-name="L4">
        <text:list-item>
          <text:p text:style-name="P5">Sintassi</text:p>
        </text:list-item>
        <text:list-item>
          <text:p text:style-name="P5">Esempio</text:p>
        </text:list-item>
      </text:list>
      <text:p text:style-name="P8">IO</text:p>
      <text:list xml:id="list3643604042" text:style-name="L5">
        <text:list-item>
          <text:p text:style-name="P6">Stream</text:p>
        </text:list-item>
        <text:list-item>
          <text:p text:style-name="P6">Serializzazione</text:p>
        </text:list-item>
      </text:list>
      <text:p text:style-name="P10">JUNIT</text:p>
      <text:p text:style-name="P10">MAVEN</text:p>
      <text:p text:style-name="P1">JDBC</text:p>
      <text:list xml:id="list783639171" text:style-name="L6">
        <text:list-item>
          <text:p text:style-name="P7">Usare JDBC<text:span text:style-name="T1"> </text:span><text:span text:style-name="T2">e </text:span>Connessione al DataBase</text:p>
        </text:list-item>
        <text:list-item>
          <text:p text:style-name="P7">Tipi di query</text:p>
        </text:list-item>
        <text:list-item>
          <text:p text:style-name="P7">ResultSet</text:p>
        </text:list-item>
        <text:list-item>
          <text:p text:style-name="P7">Eccezioni</text:p>
        </text:list-item>
        <text:list-item>
          <text:p text:style-name="P7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8-27T14:49:03.183000000</dc:date>
    <meta:editing-duration>PT1H9M29S</meta:editing-duration>
    <meta:editing-cycles>4</meta:editing-cycles>
    <meta:generator>LibreOffice/6.1.0.3$Windows_X86_64 LibreOffice_project/efb621ed25068d70781dc026f7e9c5187a4decd1</meta:generator>
    <meta:printed-by>gabriele morlini</meta:printed-by>
    <meta:print-date>2018-05-24T11:33:04.078555336</meta:print-date>
    <meta:document-statistic meta:table-count="0" meta:image-count="0" meta:object-count="0" meta:page-count="1" meta:paragraph-count="41" meta:word-count="92" meta:character-count="498" meta:non-whitespace-character-count="467"/>
  </office:meta>
</office:document-meta>
</file>